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table:style-name="ce19"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table:style-name="ce19"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table:style-name="ce19"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table:style-name="ce19"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table:style-name="ce19"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table:style-name="ce19"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table:style-name="ce19"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table:style-name="ce19"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table:style-name="ce19"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table:style-name="ce19"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table:style-name="ce19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88527" calcext:value-type="float">
            <text:p>0.3885</text:p>
          </table:table-cell>
          <table:table-cell table:style-name="ce26" office:value-type="float" office:value="0.364528" calcext:value-type="float">
            <text:p>0.3645</text:p>
          </table:table-cell>
          <table:table-cell table:style-name="ce26" office:value-type="float" office:value="0.454307" calcext:value-type="float">
            <text:p>0.4543</text:p>
          </table:table-cell>
          <table:table-cell table:style-name="ce26" office:value-type="float" office:value="0.353325" calcext:value-type="float">
            <text:p>0.3533</text:p>
          </table:table-cell>
          <table:table-cell table:style-name="ce26" office:value-type="float" office:value="0.351949" calcext:value-type="float">
            <text:p>0.3519</text:p>
          </table:table-cell>
          <table:table-cell table:style-name="ce26" office:value-type="float" office:value="0.359726" calcext:value-type="float">
            <text:p>0.3597</text:p>
          </table:table-cell>
          <table:table-cell table:style-name="ce26" office:value-type="float" office:value="0.43398" calcext:value-type="float">
            <text:p>0.4340</text:p>
          </table:table-cell>
          <table:table-cell table:style-name="ce26" office:value-type="float" office:value="0.396653" calcext:value-type="float">
            <text:p>0.3967</text:p>
          </table:table-cell>
          <table:table-cell table:style-name="ce26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89423" calcext:value-type="float">
            <text:p>0.3894</text:p>
          </table:table-cell>
          <table:table-cell table:style-name="ce26" office:value-type="float" office:value="0.365667" calcext:value-type="float">
            <text:p>0.3657</text:p>
          </table:table-cell>
          <table:table-cell table:style-name="ce26" office:value-type="float" office:value="0.466901" calcext:value-type="float">
            <text:p>0.4669</text:p>
          </table:table-cell>
          <table:table-cell table:style-name="ce26" office:value-type="float" office:value="0.349096" calcext:value-type="float">
            <text:p>0.3491</text:p>
          </table:table-cell>
          <table:table-cell table:style-name="ce26" office:value-type="float" office:value="0.342379" calcext:value-type="float">
            <text:p>0.3424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26" office:value-type="float" office:value="0.443938" calcext:value-type="float">
            <text:p>0.4439</text:p>
          </table:table-cell>
          <table:table-cell table:style-name="ce26" office:value-type="float" office:value="0.416319" calcext:value-type="float">
            <text:p>0.4163</text:p>
          </table:table-cell>
          <table:table-cell table:style-name="ce26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88798" calcext:value-type="float">
            <text:p>0.3888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26" office:value-type="float" office:value="0.458928" calcext:value-type="float">
            <text:p>0.4589</text:p>
          </table:table-cell>
          <table:table-cell table:style-name="ce26" office:value-type="float" office:value="0.357693" calcext:value-type="float">
            <text:p>0.3577</text:p>
          </table:table-cell>
          <table:table-cell table:style-name="ce26" office:value-type="float" office:value="0.350217" calcext:value-type="float">
            <text:p>0.3502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26" office:value-type="float" office:value="0.42213" calcext:value-type="float">
            <text:p>0.4221</text:p>
          </table:table-cell>
          <table:table-cell table:style-name="ce26" office:value-type="float" office:value="0.395266" calcext:value-type="float">
            <text:p>0.3953</text:p>
          </table:table-cell>
          <table:table-cell table:style-name="ce26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3967" calcext:value-type="float">
            <text:p>0.3940</text:p>
          </table:table-cell>
          <table:table-cell table:style-name="ce26" office:value-type="float" office:value="0.367632" calcext:value-type="float">
            <text:p>0.3676</text:p>
          </table:table-cell>
          <table:table-cell table:style-name="ce26" office:value-type="float" office:value="0.491583" calcext:value-type="float">
            <text:p>0.4916</text:p>
          </table:table-cell>
          <table:table-cell table:style-name="ce26" office:value-type="float" office:value="0.356835" calcext:value-type="float">
            <text:p>0.3568</text:p>
          </table:table-cell>
          <table:table-cell table:style-name="ce26" office:value-type="float" office:value="0.349365" calcext:value-type="float">
            <text:p>0.349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26" office:value-type="float" office:value="0.434447" calcext:value-type="float">
            <text:p>0.4344</text:p>
          </table:table-cell>
          <table:table-cell table:style-name="ce26" office:value-type="float" office:value="0.398359" calcext:value-type="float">
            <text:p>0.3984</text:p>
          </table:table-cell>
          <table:table-cell table:style-name="ce26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395781" calcext:value-type="float">
            <text:p>0.3958</text:p>
          </table:table-cell>
          <table:table-cell table:style-name="ce26" office:value-type="float" office:value="0.377952" calcext:value-type="float">
            <text:p>0.3780</text:p>
          </table:table-cell>
          <table:table-cell table:style-name="ce26" office:value-type="float" office:value="0.483735" calcext:value-type="float">
            <text:p>0.4837</text:p>
          </table:table-cell>
          <table:table-cell table:style-name="ce26" office:value-type="float" office:value="0.363997" calcext:value-type="float">
            <text:p>0.3640</text:p>
          </table:table-cell>
          <table:table-cell table:style-name="ce26" office:value-type="float" office:value="0.356632" calcext:value-type="float">
            <text:p>0.3566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26" office:value-type="float" office:value="0.435325" calcext:value-type="float">
            <text:p>0.4353</text:p>
          </table:table-cell>
          <table:table-cell table:style-name="ce26" office:value-type="float" office:value="0.397818" calcext:value-type="float">
            <text:p>0.3978</text:p>
          </table:table-cell>
          <table:table-cell table:style-name="ce26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04567" calcext:value-type="float">
            <text:p>0.4046</text:p>
          </table:table-cell>
          <table:table-cell table:style-name="ce26" office:value-type="float" office:value="0.375922" calcext:value-type="float">
            <text:p>0.3759</text:p>
          </table:table-cell>
          <table:table-cell table:style-name="ce26" office:value-type="float" office:value="0.493779" calcext:value-type="float">
            <text:p>0.4938</text:p>
          </table:table-cell>
          <table:table-cell table:style-name="ce26" office:value-type="float" office:value="0.363567" calcext:value-type="float">
            <text:p>0.3636</text:p>
          </table:table-cell>
          <table:table-cell table:style-name="ce26" office:value-type="float" office:value="0.355935" calcext:value-type="float">
            <text:p>0.3559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26" office:value-type="float" office:value="0.458808" calcext:value-type="float">
            <text:p>0.4588</text:p>
          </table:table-cell>
          <table:table-cell table:style-name="ce26" office:value-type="float" office:value="0.41763" calcext:value-type="float">
            <text:p>0.4176</text:p>
          </table:table-cell>
          <table:table-cell table:style-name="ce26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table:style-name="ce19"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table:style-name="ce19"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table:style-name="ce19"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table:style-name="ce19"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table:style-name="ce19"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table:style-name="ce19"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table:style-name="ce19"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table:style-name="ce19"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table:style-name="ce19"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table:style-name="ce19"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table:style-name="ce19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table:style-name="ce19"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table:style-name="ce19"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table:style-name="ce19"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table:style-name="ce19"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table:style-name="ce19"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table:style-name="ce19"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table:style-name="ce19"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table:style-name="ce19"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table:style-name="ce19"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table:style-name="ce19"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table:style-name="ce19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table:style-name="ce19"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table:style-name="ce19"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table:style-name="ce19"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table:style-name="ce19"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table:style-name="ce19"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table:style-name="ce19"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table:style-name="ce19"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table:style-name="ce19"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table:style-name="ce19"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table:style-name="ce19"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table:style-name="ce19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table:style-name="ce19"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table:style-name="ce19"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table:style-name="ce19"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table:style-name="ce19"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table:style-name="ce19"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table:style-name="ce19"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table:style-name="ce19"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table:style-name="ce19"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table:style-name="ce19"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table:style-name="ce19"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table:style-name="ce19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table:style-name="ce19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table:style-name="ce19"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table:style-name="ce19"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table:style-name="ce19"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table:style-name="ce19"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table:style-name="ce19"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table:style-name="ce19"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table:style-name="ce19"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table:style-name="ce19"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table:style-name="ce19"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table:style-name="ce19" office:value-type="float" office:value="0.445259" calcext:value-type="float">
            <text:p>0.44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9:04:26.616297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30T19:57:39.505710675</dc:date>
    <meta:editing-duration>PT16H1M22S</meta:editing-duration>
    <meta:editing-cycles>31</meta:editing-cycles>
    <meta:generator>LibreOffice/7.0.6.2$Linux_X86_64 LibreOffice_project/00$Build-2</meta:generator>
    <meta:document-statistic meta:table-count="7" meta:cell-count="59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